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FreeSerif" svg:font-family="Free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P3" style:parent-style-name="Titolo" style:family="paragraph">
      <style:text-properties style:font-name="FreeSerif" fo:language="en" fo:country="US"/>
    </style:style>
    <style:style style:name="P4" style:parent-style-name="Titolo" style:family="paragraph">
      <style:text-properties style:font-name="FreeSerif" fo:language="en" fo:country="US"/>
    </style:style>
    <style:style style:name="P5" style:parent-style-name="Textbody" style:family="paragraph">
      <style:paragraph-properties fo:text-align="center"/>
      <style:text-properties fo:language="en" fo:country="US"/>
    </style:style>
    <style:style style:name="T6" style:parent-style-name="Car.predefinitoparagrafo" style:family="text">
      <style:text-properties style:font-name="FreeSerif" fo:language="en" fo:country="US"/>
    </style:style>
    <style:style style:name="P7" style:parent-style-name="Textbody" style:family="paragraph">
      <style:text-properties fo:language="en" fo:country="US"/>
    </style:style>
    <style:style style:name="T8" style:parent-style-name="Enfasigrassetto" style:family="text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T10" style:parent-style-name="Car.predefinitoparagrafo" style:family="text">
      <style:text-properties fo:font-weight="bold" style:font-weight-asian="bold" fo:language="en" fo:country="US"/>
    </style:style>
    <style:style style:name="T11" style:parent-style-name="Car.predefinitoparagrafo" style:family="text">
      <style:text-properties fo:language="en" fo:country="US"/>
    </style:style>
    <style:style style:name="T12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3" style:parent-style-name="Car.predefinitoparagrafo" style:family="text">
      <style:text-properties fo:language="en" fo:country="US"/>
    </style:style>
    <style:style style:name="T14" style:parent-style-name="Car.predefinitoparagrafo" style:family="text">
      <style:text-properties fo:font-weight="bold" style:font-weight-asian="bold" fo:language="en" fo:country="US"/>
    </style:style>
    <style:style style:name="T15" style:parent-style-name="Car.predefinitoparagrafo" style:family="text">
      <style:text-properties fo:language="en" fo:country="US"/>
    </style:style>
    <style:style style:name="T1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7" style:parent-style-name="Car.predefinitoparagrafo" style:family="text">
      <style:text-properties fo:language="en" fo:country="US"/>
    </style:style>
    <style:style style:name="T1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Car.predefinitoparagrafo" style:family="text">
      <style:text-properties style:text-position="sub 66.6%" style:text-underline-type="single" style:text-underline-style="solid" style:text-underline-width="auto" style:text-underline-mode="continuous" fo:language="en" fo:country="US"/>
    </style:style>
    <style:style style:name="T20" style:parent-style-name="Car.predefinitoparagrafo" style:family="text">
      <style:text-properties fo:language="en" fo:country="US"/>
    </style:style>
    <style:style style:name="T21" style:parent-style-name="Car.predefinitoparagrafo" style:family="text">
      <style:text-properties fo:font-weight="bold" style:font-weight-asian="bold" fo:language="en" fo:country="US"/>
    </style:style>
    <style:style style:name="T22" style:parent-style-name="Car.predefinitoparagrafo" style:family="text">
      <style:text-properties fo:language="en" fo:country="US"/>
    </style:style>
    <style:style style:name="T2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4" style:parent-style-name="Car.predefinitoparagrafo" style:family="text">
      <style:text-properties fo:language="en" fo:country="US"/>
    </style:style>
    <style:style style:name="T25" style:parent-style-name="Car.predefinitoparagrafo" style:family="text">
      <style:text-properties style:text-position="sub 66.6%" fo:language="en" fo:country="US"/>
    </style:style>
    <style:style style:name="T26" style:parent-style-name="Car.predefinitoparagrafo" style:family="text">
      <style:text-properties fo:language="en" fo:country="US"/>
    </style:style>
    <style:style style:name="T27" style:parent-style-name="Car.predefinitoparagrafo" style:family="text">
      <style:text-properties fo:language="en" fo:country="US"/>
    </style:style>
    <style:style style:name="T28" style:parent-style-name="Car.predefinitoparagrafo" style:family="text">
      <style:text-properties style:text-position="super 66.6%" fo:language="en" fo:country="US"/>
    </style:style>
    <style:style style:name="T29" style:parent-style-name="Car.predefinitoparagrafo" style:family="text">
      <style:text-properties fo:language="en" fo:country="US"/>
    </style:style>
    <style:style style:name="T30" style:parent-style-name="Car.predefinitoparagrafo" style:family="text">
      <style:text-properties fo:font-weight="bold" style:font-weight-asian="bold" fo:language="en" fo:country="US"/>
    </style:style>
    <style:style style:name="T31" style:parent-style-name="Car.predefinitoparagrafo" style:family="text">
      <style:text-properties fo:font-weight="bold" style:font-weight-asian="bold" fo:language="en" fo:country="US"/>
    </style:style>
    <style:style style:name="T32" style:parent-style-name="Car.predefinitoparagrafo" style:family="text">
      <style:text-properties fo:language="en" fo:country="US"/>
    </style:style>
    <style:style style:name="T3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4" style:parent-style-name="Car.predefinitoparagrafo" style:family="text">
      <style:text-properties fo:language="en" fo:country="US"/>
    </style:style>
    <style:style style:name="T35" style:parent-style-name="Car.predefinitoparagrafo" style:family="text">
      <style:text-properties style:text-position="super 66.6%" fo:language="en" fo:country="US"/>
    </style:style>
    <style:style style:name="T36" style:parent-style-name="Car.predefinitoparagrafo" style:family="text">
      <style:text-properties fo:language="en" fo:country="US"/>
    </style:style>
    <style:style style:name="T37" style:parent-style-name="Car.predefinitoparagrafo" style:family="text">
      <style:text-properties fo:font-weight="bold" style:font-weight-asian="bold" fo:language="en" fo:country="US"/>
    </style:style>
    <style:style style:name="T38" style:parent-style-name="Car.predefinitoparagrafo" style:family="text">
      <style:text-properties fo:font-weight="bold" style:font-weight-asian="bold" fo:language="en" fo:country="US"/>
    </style:style>
    <style:style style:name="T39" style:parent-style-name="Car.predefinitoparagrafo" style:family="text">
      <style:text-properties fo:language="en" fo:country="US"/>
    </style:style>
    <style:style style:name="T40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1" style:parent-style-name="Car.predefinitoparagrafo" style:family="text">
      <style:text-properties fo:language="en" fo:country="US"/>
    </style:style>
    <style:style style:name="T42" style:parent-style-name="Car.predefinitoparagrafo" style:family="text">
      <style:text-properties style:text-position="super 66.6%" fo:language="en" fo:country="US"/>
    </style:style>
    <style:style style:name="T43" style:parent-style-name="Car.predefinitoparagrafo" style:family="text">
      <style:text-properties fo:language="en" fo:country="US"/>
    </style:style>
    <style:style style:name="T44" style:parent-style-name="Car.predefinitoparagrafo" style:family="text">
      <style:text-properties fo:font-weight="bold" style:font-weight-asian="bold" fo:language="en" fo:country="US"/>
    </style:style>
    <style:style style:name="T45" style:parent-style-name="Car.predefinitoparagrafo" style:family="text">
      <style:text-properties fo:language="en" fo:country="US"/>
    </style:style>
    <style:style style:name="T4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7" style:parent-style-name="Car.predefinitoparagrafo" style:family="text">
      <style:text-properties fo:language="en" fo:country="US"/>
    </style:style>
    <style:style style:name="T48" style:parent-style-name="Car.predefinitoparagrafo" style:family="text">
      <style:text-properties style:text-position="sub 66.6%" fo:language="en" fo:country="US"/>
    </style:style>
    <style:style style:name="T49" style:parent-style-name="Car.predefinitoparagrafo" style:family="text">
      <style:text-properties fo:language="en" fo:country="US"/>
    </style:style>
    <style:style style:name="T50" style:parent-style-name="Car.predefinitoparagrafo" style:family="text">
      <style:text-properties style:text-position="super 66.6%" fo:language="en" fo:country="US"/>
    </style:style>
    <style:style style:name="T51" style:parent-style-name="Car.predefinitoparagrafo" style:family="text">
      <style:text-properties fo:language="en" fo:country="US"/>
    </style:style>
    <style:style style:name="T52" style:parent-style-name="Car.predefinitoparagrafo" style:family="text">
      <style:text-properties fo:font-weight="bold" style:font-weight-asian="bold" fo:language="en" fo:country="US"/>
    </style:style>
    <style:style style:name="T53" style:parent-style-name="Car.predefinitoparagrafo" style:family="text">
      <style:text-properties fo:language="en" fo:country="US"/>
    </style:style>
    <style:style style:name="T54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5" style:parent-style-name="Car.predefinitoparagrafo" style:family="text">
      <style:text-properties fo:language="en" fo:country="US"/>
    </style:style>
    <style:style style:name="T56" style:parent-style-name="Car.predefinitoparagrafo" style:family="text">
      <style:text-properties fo:language="en" fo:country="US"/>
    </style:style>
    <style:style style:name="T57" style:parent-style-name="Car.predefinitoparagrafo" style:family="text">
      <style:text-properties fo:language="en" fo:country="US"/>
    </style:style>
    <style:style style:name="T58" style:parent-style-name="Car.predefinitoparagrafo" style:family="text">
      <style:text-properties fo:language="en" fo:country="US"/>
    </style:style>
    <style:style style:name="T59" style:parent-style-name="Car.predefinitoparagrafo" style:family="text">
      <style:text-properties style:text-position="super 66.6%" fo:language="en" fo:country="US"/>
    </style:style>
    <style:style style:name="T60" style:parent-style-name="Car.predefinitoparagrafo" style:family="text">
      <style:text-properties fo:language="en" fo:country="US"/>
    </style:style>
    <style:style style:name="T61" style:parent-style-name="Car.predefinitoparagrafo" style:family="text">
      <style:text-properties fo:font-weight="bold" style:font-weight-asian="bold" fo:language="en" fo:country="US"/>
    </style:style>
    <style:style style:name="T62" style:parent-style-name="Car.predefinitoparagrafo" style:family="text">
      <style:text-properties fo:language="en" fo:country="US"/>
    </style:style>
    <style:style style:name="T6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4" style:parent-style-name="Car.predefinitoparagrafo" style:family="text">
      <style:text-properties fo:language="en" fo:country="US"/>
    </style:style>
    <style:style style:name="T65" style:parent-style-name="Car.predefinitoparagrafo" style:family="text">
      <style:text-properties fo:font-weight="bold" style:font-weight-asian="bold" fo:language="en" fo:country="US"/>
    </style:style>
    <style:style style:name="T66" style:parent-style-name="Car.predefinitoparagrafo" style:family="text">
      <style:text-properties fo:language="en" fo:country="US"/>
    </style:style>
    <style:style style:name="T67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8" style:parent-style-name="Car.predefinitoparagrafo" style:family="text">
      <style:text-properties fo:language="en" fo:country="US"/>
    </style:style>
    <style:style style:name="T69" style:parent-style-name="Car.predefinitoparagrafo" style:family="text">
      <style:text-properties style:text-position="super 66.6%" fo:language="en" fo:country="US"/>
    </style:style>
    <style:style style:name="T70" style:parent-style-name="Car.predefinitoparagrafo" style:family="text">
      <style:text-properties fo:language="en" fo:country="US"/>
    </style:style>
    <style:style style:name="T71" style:parent-style-name="Car.predefinitoparagrafo" style:family="text">
      <style:text-properties fo:font-weight="bold" style:font-weight-asian="bold" fo:language="en" fo:country="US"/>
    </style:style>
    <style:style style:name="T72" style:parent-style-name="Car.predefinitoparagrafo" style:family="text">
      <style:text-properties fo:font-weight="bold" style:font-weight-asian="bold" fo:language="en" fo:country="US"/>
    </style:style>
    <style:style style:name="T73" style:parent-style-name="Car.predefinitoparagrafo" style:family="text">
      <style:text-properties fo:language="en" fo:country="US"/>
    </style:style>
    <style:style style:name="T74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5" style:parent-style-name="Car.predefinitoparagrafo" style:family="text">
      <style:text-properties fo:language="en" fo:country="US"/>
    </style:style>
    <style:style style:name="T76" style:parent-style-name="Car.predefinitoparagrafo" style:family="text">
      <style:text-properties fo:font-weight="bold" style:font-weight-asian="bold" fo:language="en" fo:country="US"/>
    </style:style>
    <style:style style:name="T77" style:parent-style-name="Car.predefinitoparagrafo" style:family="text">
      <style:text-properties fo:font-weight="bold" style:font-weight-asian="bold" fo:language="en" fo:country="US"/>
    </style:style>
    <style:style style:name="T78" style:parent-style-name="Car.predefinitoparagrafo" style:family="text">
      <style:text-properties fo:language="en" fo:country="US"/>
    </style:style>
    <style:style style:name="T7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0" style:parent-style-name="Car.predefinitoparagrafo" style:family="text">
      <style:text-properties fo:language="en" fo:country="US"/>
    </style:style>
    <style:style style:name="T81" style:parent-style-name="Car.predefinitoparagrafo" style:family="text">
      <style:text-properties fo:font-weight="bold" style:font-weight-asian="bold" fo:language="en" fo:country="US"/>
    </style:style>
    <style:style style:name="T82" style:parent-style-name="Car.predefinitoparagrafo" style:family="text">
      <style:text-properties fo:language="en" fo:country="US"/>
    </style:style>
    <style:style style:name="T8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4" style:parent-style-name="Car.predefinitoparagrafo" style:family="text">
      <style:text-properties style:text-position="super 66.6%" style:text-underline-type="single" style:text-underline-style="solid" style:text-underline-width="auto" style:text-underline-mode="continuous" fo:language="en" fo:country="US"/>
    </style:style>
    <style:style style:name="T85" style:parent-style-name="Car.predefinitoparagrafo" style:family="text">
      <style:text-properties fo:language="en" fo:country="US"/>
    </style:style>
    <style:style style:name="T8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7" style:parent-style-name="Car.predefinitoparagrafo" style:family="text">
      <style:text-properties style:text-position="super 66.6%" style:text-underline-type="single" style:text-underline-style="solid" style:text-underline-width="auto" style:text-underline-mode="continuous" fo:language="en" fo:country="US"/>
    </style:style>
    <style:style style:name="T88" style:parent-style-name="Car.predefinitoparagrafo" style:family="text">
      <style:text-properties fo:language="en" fo:country="US"/>
    </style:style>
    <style:style style:name="T89" style:parent-style-name="Car.predefinitoparagrafo" style:family="text">
      <style:text-properties fo:font-weight="bold" style:font-weight-asian="bold" fo:language="en" fo:country="US"/>
    </style:style>
    <style:style style:name="T90" style:parent-style-name="Car.predefinitoparagrafo" style:family="text">
      <style:text-properties fo:font-weight="bold" style:font-weight-asian="bold" fo:language="en" fo:country="US"/>
    </style:style>
    <style:style style:name="T91" style:parent-style-name="Car.predefinitoparagrafo" style:family="text">
      <style:text-properties fo:language="en" fo:country="US"/>
    </style:style>
    <style:style style:name="T92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3" style:parent-style-name="Car.predefinitoparagrafo" style:family="text">
      <style:text-properties style:text-position="super 66.6%" style:text-underline-type="single" style:text-underline-style="solid" style:text-underline-width="auto" style:text-underline-mode="continuous" fo:language="en" fo:country="US"/>
    </style:style>
    <style:style style:name="T94" style:parent-style-name="Car.predefinitoparagrafo" style:family="text">
      <style:text-properties fo:language="en" fo:country="US"/>
    </style:style>
    <style:style style:name="T95" style:parent-style-name="Car.predefinitoparagrafo" style:family="text">
      <style:text-properties fo:language="en" fo:country="US"/>
    </style:style>
    <style:style style:name="T9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7" style:parent-style-name="Car.predefinitoparagrafo" style:family="text">
      <style:text-properties style:text-position="super 66.6%" style:text-underline-type="single" style:text-underline-style="solid" style:text-underline-width="auto" style:text-underline-mode="continuous" fo:language="en" fo:country="US"/>
    </style:style>
    <style:style style:name="T98" style:parent-style-name="Car.predefinitoparagrafo" style:family="text">
      <style:text-properties fo:language="en" fo:country="US"/>
    </style:style>
    <style:style style:name="P99" style:parent-style-name="Textbody" style:family="paragraph">
      <style:paragraph-properties fo:text-align="justify"/>
    </style:style>
    <style:style style:name="T100" style:parent-style-name="Car.predefinitoparagrafo" style:family="text">
      <style:text-properties fo:font-weight="bold" style:font-weight-asian="bold" fo:language="en" fo:country="US"/>
    </style:style>
    <style:style style:name="T101" style:parent-style-name="Car.predefinitoparagrafo" style:family="text">
      <style:text-properties fo:language="en" fo:country="US"/>
    </style:style>
    <style:style style:name="T102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3" style:parent-style-name="Car.predefinitoparagrafo" style:family="text">
      <style:text-properties style:text-position="super 66.6%" style:text-underline-type="single" style:text-underline-style="solid" style:text-underline-width="auto" style:text-underline-mode="continuous" fo:language="en" fo:country="US"/>
    </style:style>
    <style:style style:name="T104" style:parent-style-name="Car.predefinitoparagrafo" style:family="text">
      <style:text-properties fo:language="en" fo:country="US"/>
    </style:style>
    <style:style style:name="T105" style:parent-style-name="Car.predefinitoparagrafo" style:family="text">
      <style:text-properties style:text-position="super 66.6%" fo:language="en" fo:country="US"/>
    </style:style>
    <style:style style:name="T106" style:parent-style-name="Car.predefinitoparagrafo" style:family="text">
      <style:text-properties fo:language="en" fo:country="US"/>
    </style:style>
    <style:style style:name="P107" style:parent-style-name="Textbody" style:family="paragraph">
      <style:text-properties fo:language="en" fo:country="US"/>
    </style:style>
    <style:style style:name="T108" style:parent-style-name="Enfasigrassetto" style:family="text">
      <style:text-properties fo:language="en" fo:country="US"/>
    </style:style>
    <style:style style:name="P109" style:parent-style-name="Textbody" style:family="paragraph">
      <style:text-properties fo:language="en" fo:country="US"/>
    </style:style>
    <style:style style:name="T110" style:parent-style-name="Car.predefinitoparagrafo" style:family="text">
      <style:text-properties fo:font-weight="bold" style:font-weight-asian="bold" fo:language="en" fo:country="US"/>
    </style:style>
    <style:style style:name="T111" style:parent-style-name="Car.predefinitoparagrafo" style:family="text">
      <style:text-properties fo:language="en" fo:country="US"/>
    </style:style>
    <style:style style:name="T112" style:parent-style-name="Car.predefinitoparagrafo" style:family="text">
      <style:text-properties fo:language="en" fo:country="US"/>
    </style:style>
    <style:style style:name="T113" style:parent-style-name="Car.predefinitoparagrafo" style:family="text">
      <style:text-properties fo:font-weight="bold" style:font-weight-asian="bold" fo:language="en" fo:country="US"/>
    </style:style>
    <style:style style:name="T114" style:parent-style-name="Car.predefinitoparagrafo" style:family="text">
      <style:text-properties fo:language="en" fo:country="US"/>
    </style:style>
    <style:style style:name="T11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6" style:parent-style-name="Car.predefinitoparagrafo" style:family="text">
      <style:text-properties fo:language="en" fo:country="US"/>
    </style:style>
    <style:style style:name="T117" style:parent-style-name="Car.predefinitoparagrafo" style:family="text">
      <style:text-properties fo:font-weight="bold" style:font-weight-asian="bold" fo:language="en" fo:country="US"/>
    </style:style>
    <style:style style:name="T118" style:parent-style-name="Car.predefinitoparagrafo" style:family="text">
      <style:text-properties fo:language="en" fo:country="US"/>
    </style:style>
    <style:style style:name="T119" style:parent-style-name="Car.predefinitoparagrafo" style:family="text">
      <style:text-properties fo:language="en" fo:country="US"/>
    </style:style>
    <style:style style:name="T120" style:parent-style-name="Car.predefinitoparagrafo" style:family="text">
      <style:text-properties fo:font-weight="bold" style:font-weight-asian="bold" fo:language="en" fo:country="US"/>
    </style:style>
    <style:style style:name="T121" style:parent-style-name="Car.predefinitoparagrafo" style:family="text">
      <style:text-properties fo:language="en" fo:country="US"/>
    </style:style>
    <style:style style:name="T122" style:parent-style-name="Car.predefinitoparagrafo" style:family="text">
      <style:text-properties fo:font-weight="bold" style:font-weight-asian="bold" fo:language="en" fo:country="US"/>
    </style:style>
    <style:style style:name="T123" style:parent-style-name="Car.predefinitoparagrafo" style:family="text">
      <style:text-properties fo:language="en" fo:country="US"/>
    </style:style>
    <style:style style:name="T124" style:parent-style-name="Car.predefinitoparagrafo" style:family="text">
      <style:text-properties fo:font-weight="bold" style:font-weight-asian="bold" fo:language="en" fo:country="US"/>
    </style:style>
    <style:style style:name="T125" style:parent-style-name="Car.predefinitoparagrafo" style:family="text">
      <style:text-properties fo:language="en" fo:country="US"/>
    </style:style>
    <style:style style:name="T126" style:parent-style-name="Car.predefinitoparagrafo" style:family="text">
      <style:text-properties fo:language="en" fo:country="US"/>
    </style:style>
    <style:style style:name="T127" style:parent-style-name="Car.predefinitoparagrafo" style:family="text">
      <style:text-properties fo:font-weight="bold" style:font-weight-asian="bold" fo:language="en" fo:country="US"/>
    </style:style>
    <style:style style:name="T128" style:parent-style-name="Car.predefinitoparagrafo" style:family="text">
      <style:text-properties fo:language="en" fo:country="US"/>
    </style:style>
    <style:style style:name="T129" style:parent-style-name="Car.predefinitoparagrafo" style:family="text">
      <style:text-properties fo:language="en" fo:country="US"/>
    </style:style>
    <style:style style:name="T130" style:parent-style-name="Car.predefinitoparagrafo" style:family="text">
      <style:text-properties fo:language="en" fo:country="US"/>
    </style:style>
    <style:style style:name="T131" style:parent-style-name="Car.predefinitoparagrafo" style:family="text">
      <style:text-properties fo:language="en" fo:country="US"/>
    </style:style>
    <style:style style:name="T132" style:parent-style-name="Car.predefinitoparagrafo" style:family="text">
      <style:text-properties fo:font-weight="bold" style:font-weight-asian="bold" fo:language="en" fo:country="US"/>
    </style:style>
    <style:style style:name="T133" style:parent-style-name="Car.predefinitoparagrafo" style:family="text">
      <style:text-properties fo:language="en" fo:country="US"/>
    </style:style>
    <style:style style:name="T134" style:parent-style-name="Car.predefinitoparagrafo" style:family="text">
      <style:text-properties fo:language="en" fo:country="US"/>
    </style:style>
    <style:style style:name="T135" style:parent-style-name="Car.predefinitoparagrafo" style:family="text">
      <style:text-properties fo:font-weight="bold" style:font-weight-asian="bold" fo:language="en" fo:country="US"/>
    </style:style>
    <style:style style:name="T136" style:parent-style-name="Car.predefinitoparagrafo" style:family="text">
      <style:text-properties fo:language="en" fo:country="US"/>
    </style:style>
    <style:style style:name="T137" style:parent-style-name="Car.predefinitoparagrafo" style:family="text">
      <style:text-properties fo:font-weight="bold" style:font-weight-asian="bold" fo:language="en" fo:country="US"/>
    </style:style>
    <style:style style:name="T138" style:parent-style-name="Car.predefinitoparagrafo" style:family="text">
      <style:text-properties fo:language="en" fo:country="US"/>
    </style:style>
    <style:style style:name="T139" style:parent-style-name="Car.predefinitoparagrafo" style:family="text">
      <style:text-properties fo:font-weight="bold" style:font-weight-asian="bold" fo:language="en" fo:country="US"/>
    </style:style>
    <style:style style:name="T140" style:parent-style-name="Car.predefinitoparagrafo" style:family="text">
      <style:text-properties fo:language="en" fo:country="US"/>
    </style:style>
    <style:style style:name="T141" style:parent-style-name="Car.predefinitoparagrafo" style:family="text">
      <style:text-properties fo:font-weight="bold" style:font-weight-asian="bold" fo:language="en" fo:country="US"/>
    </style:style>
    <style:style style:name="T142" style:parent-style-name="Car.predefinitoparagrafo" style:family="text">
      <style:text-properties fo:language="en" fo:country="US"/>
    </style:style>
    <style:style style:name="T143" style:parent-style-name="Car.predefinitoparagrafo" style:family="text">
      <style:text-properties fo:font-weight="bold" style:font-weight-asian="bold" fo:language="en" fo:country="US"/>
    </style:style>
    <style:style style:name="T144" style:parent-style-name="Car.predefinitoparagrafo" style:family="text">
      <style:text-properties fo:language="en" fo:country="US"/>
    </style:style>
    <style:style style:name="T145" style:parent-style-name="Car.predefinitoparagrafo" style:family="text">
      <style:text-properties fo:language="en" fo:country="US"/>
    </style:style>
    <style:style style:name="T146" style:parent-style-name="Car.predefinitoparagrafo" style:family="text">
      <style:text-properties fo:language="en" fo:country="US"/>
    </style:style>
    <style:style style:name="T147" style:parent-style-name="Car.predefinitoparagrafo" style:family="text">
      <style:text-properties fo:font-weight="bold" style:font-weight-asian="bold" fo:language="en" fo:country="US"/>
    </style:style>
    <style:style style:name="T148" style:parent-style-name="Car.predefinitoparagrafo" style:family="text">
      <style:text-properties fo:language="en" fo:country="US"/>
    </style:style>
  </office:automatic-styles>
  <office:body>
    <office:text text:use-soft-page-breaks="true">
      <text:h text:style-name="P1" text:outline-level="1"/>
      <text:p text:style-name="P3">Entity Relationship<text:s/></text:p>
      <text:p text:style-name="P4">translation</text:p>
      <text:p text:style-name="P5"/>
      <text:h text:style-name="Titolo3" text:outline-level="3"><text:span text:style-name="T6">Contratto: SmartStudio</text:span></text:h>
      <text:p text:style-name="P7"/>
      <text:p text:style-name="Textbody"><text:span text:style-name="T8">Tabelle<text:s/></text:span></text:p>
      <text:p text:style-name="P9"/>
      <text:p text:style-name="Textbody"><text:span text:style-name="T10">user<text:s/></text:span><text:span text:style-name="T11">(</text:span><text:span text:style-name="T12">id</text:span><text:span text:style-name="T13">, name, username, password, role)</text:span></text:p>
      <text:p text:style-name="Textbody"><text:span text:style-name="T14">location<text:s/></text:span><text:span text:style-name="T15">(</text:span><text:span text:style-name="T16">id</text:span><text:span text:style-name="T17">, name, description, latitude, longitude,<text:s/></text:span><text:span text:style-name="T18">zoom</text:span><text:span text:style-name="T19">o</text:span><text:span text:style-name="T20">, isInside)</text:span></text:p>
      <text:p text:style-name="Textbody"><text:span text:style-name="T21">floor<text:s/></text:span><text:span text:style-name="T22">(</text:span><text:span text:style-name="T23">id</text:span><text:span text:style-name="T24">, name, drawPoint</text:span><text:span text:style-name="T25">o</text:span><text:span text:style-name="T26">, imageMap, mapWidth,<text:s/></text:span><text:span text:style-name="T27">mapSpacing, locationId</text:span><text:span text:style-name="T28">location</text:span><text:span text:style-name="T29">)</text:span></text:p>
      <text:p text:style-name="Textbody"><text:span text:style-name="T30">zone</text:span><text:span text:style-name="T31"><text:s/></text:span><text:span text:style-name="T32">(</text:span><text:span text:style-name="T33">id</text:span><text:span text:style-name="T34">, name, xLeft, xRight, yUp, yDown, florId</text:span><text:span text:style-name="T35">floor</text:span><text:span text:style-name="T36">)</text:span></text:p>
      <text:p text:style-name="Textbody"><text:span text:style-name="T37">camera</text:span><text:span text:style-name="T38"><text:s/></text:span><text:span text:style-name="T39">(</text:span><text:span text:style-name="T40">id</text:span><text:span text:style-name="T41">, ip, description, username, password, radius, xPos, yPos, nvr, floorId</text:span><text:span text:style-name="T42">floor</text:span><text:span text:style-name="T43">)</text:span></text:p>
      <text:p text:style-name="Textbody"><text:span text:style-name="T44">anchor<text:s/></text:span><text:span text:style-name="T45">(</text:span><text:span text:style-name="T46">id</text:span><text:span text:style-name="T47">, mac, name, type, emergencyZone , xPos, yPos, zPos, radius</text:span><text:span text:style-name="T48">o</text:span><text:span text:style-name="T49">, neighbors, proximity, ip, permitedAsset, rssiThreeshold, timeAlarm, batteryStat, batteryStatAlert, isOnline, floorId</text:span><text:span text:style-name="T50">floor</text:span><text:span text:style-name="T51">)</text:span></text:p>
      <text:p text:style-name="Textbody"><text:span text:style-name="T52">tag<text:s/></text:span><text:span text:style-name="T53">(</text:span><text:span text:style-name="T54">id</text:span><text:span text:style-name="T55">, mac, name, type, xPos, yPos, zPos, gpsNorthDeg, gpsEstDeg, controlId, time, gpsTime, alarmTime, batteryStat, batteryStatAlert, manDown, manDownAlert, manDownDisabled, manDownDisabledAlert, manDownTacit, sos, sosAlert,<text:s/></text:span><text:span text:style-name="T56">manInQuote, manInQuoteAlert, callMeAlarm, evacuationAlarm, radioSwitchOff, diagnosticRequest, helmetDpi, helmetDpiAlert, beltDpi, beltDpiAlert, gloveDpi, gloveDpiAlert, showDpi, showDpiAlert, ropeDpi, alarmTime, disableTime, noMoveTime, advRate, scanningRa</text:span><text:span text:style-name="T57">te, powerLevel, isExit</text:span><text:span text:style-name="T58">, anchorId</text:span><text:span text:style-name="T59">anchor</text:span><text:span text:style-name="T60">)</text:span></text:p>
      <text:p text:style-name="Textbody"><text:span text:style-name="T61">event<text:s/></text:span><text:span text:style-name="T62">(</text:span><text:span text:style-name="T63">id</text:span><text:span text:style-name="T64">, description, iconName)</text:span></text:p>
      <text:p text:style-name="Textbody"><text:span text:style-name="T65">history<text:s/></text:span><text:span text:style-name="T66">(</text:span><text:span text:style-name="T67">id</text:span><text:span text:style-name="T68">, time, tagXPos, tagYPos, eventId</text:span><text:span text:style-name="T69">event</text:span><text:span text:style-name="T70">)</text:span></text:p>
      <text:p text:style-name="Textbody"><text:span text:style-name="T71">rtls</text:span><text:span text:style-name="T72"><text:s/></text:span><text:span text:style-name="T73">(</text:span><text:span text:style-name="T74">id</text:span><text:span text:style-name="T75">, packets, timeLe, scanningRate, rssiThreshold, intervalBeaconValid)</text:span></text:p>
      <text:p text:style-name="Textbody"><text:span text:style-name="T76">wifi</text:span><text:span text:style-name="T77"><text:s/></text:span><text:span text:style-name="T78">(</text:span><text:span text:style-name="T79">id</text:span><text:span text:style-name="T80">, ip, macServerRtls, udpPort)</text:span></text:p>
      <text:p text:style-name="Textbody"><text:span text:style-name="T81">userHasLocation<text:s/></text:span><text:span text:style-name="T82">(</text:span><text:span text:style-name="T83">userId</text:span><text:span text:style-name="T84">user</text:span><text:span text:style-name="T85">,<text:s/></text:span><text:span text:style-name="T86">locationId</text:span><text:span text:style-name="T87">location</text:span><text:span text:style-name="T88">)</text:span></text:p>
      <text:p text:style-name="Textbody"><text:span text:style-name="T89">anchorEvent</text:span><text:span text:style-name="T90"><text:s/></text:span><text:span text:style-name="T91">(</text:span><text:span text:style-name="T92">anchorId</text:span><text:span text:style-name="T93">anchor</text:span><text:span text:style-name="T94">,</text:span><text:span text:style-name="T95"><text:s/>event</text:span><text:span text:style-name="T96">Id</text:span><text:span text:style-name="T97">event</text:span><text:span text:style-name="T98">)</text:span></text:p>
      <text:p text:style-name="P99"><text:span text:style-name="T100">tagEvent<text:s/></text:span><text:span text:style-name="T101">(</text:span><text:span text:style-name="T102">tagId</text:span><text:span text:style-name="T103">tag</text:span><text:span text:style-name="T104">, eventid</text:span><text:span text:style-name="T105">event</text:span><text:span text:style-name="T106">)</text:span></text:p>
      <text:p text:style-name="P107"/>
      <text:p text:style-name="Textbody"><text:span text:style-name="T108">Dominio tabelle</text:span></text:p>
      <text:p text:style-name="P109"/>
      <text:p text:style-name="Textbody"><text:span text:style-name="T110">user</text:span><text:span text:style-name="T111"><text:s/>: { id: int, name:<text:s/></text:span><text:span text:style-name="T112">varchar, password: varchar, name: varchar, role: bit }</text:span></text:p>
      <text:p text:style-name="Textbody"><text:span text:style-name="T113">location</text:span><text:span text:style-name="T114">: { id: int, name: varchar, description:<text:s/></text:span><text:span text:style-name="T115">varchar</text:span><text:span text:style-name="T116">, latitude: double, longitude: double, icon: varchar, <text:s/>zoom: double, isInside: bit }</text:span></text:p>
      <text:p text:style-name="Textbody"><text:span text:style-name="T117">floor</text:span><text:span text:style-name="T118">: { id: int, name: varchar, drawPoint: text, imageMap:<text:s/></text:span><text:span text:style-name="T119">longtext, mapWidth: double, mapSpacing: double, locationId: int }</text:span></text:p>
      <text:p text:style-name="Textbody"><text:span text:style-name="T120">zone</text:span><text:span text:style-name="T121">: {id: int, name: varchar, xLeft: double, xRight: double, yUp: double, yDown: double, florId: int}</text:span></text:p>
      <text:p text:style-name="Textbody"><text:span text:style-name="T122">camera</text:span><text:span text:style-name="T123">: {id: int, ip: varchar, description: varchar, username: varchar, password: varchar, radius: double, xPos: double, yPos: double, nvr: varchar, florId: int}</text:span></text:p>
      <text:p text:style-name="Textbody"><text:span text:style-name="T124">anchor</text:span><text:span text:style-name="T125">: { id: int, mac: varchar, name: varchar, type: tinyint, emergencyZone: int, xPos: double, yPos: double, zPos: double, radius: double, neighbors: longtext, proximity: int, ip: varcha</text:span><text:span text:style-name="T126">r, permittedAsset: longtext, rssiThreshold: int, alarmTime: datetime, batteryStatus: bit, batteryStatusAlert: bit, isOnline: int, floorId: int }</text:span></text:p>
      <text:p text:style-name="Textbody"><text:span text:style-name="T127">tag</text:span><text:span text:style-name="T128">: { id: int, mac: varchar, name: varchar, t</text:span><text:span text:style-name="T129">ype: int, xPos: double, yPos: double, zPos: double, gpsNorthDeg: double, gpsEstDeg: double, centroId: varchar, time: datetime, gpsTime: datetime, alarmTime: datetime, batteryStat: bit, batteryStatAlerted: bit, manDown: bit, manDownAlerted: bit, manDownDisa</text:span><text:span text:style-name="T130">bled: bit, manDownDisabledAlerted: bit, manDownTaciteted: bit, sos: bit, sosAlerted: bit, manInQuote: bit, manInQuoteAlerted: bit, callMeAlarm: bit, evacuationAlarm: bit, radioSwitchedOff: bit, diagnosticRequest: bit, helmetDpi: bit, helmetDpiAlerted: bit,</text:span><text:span text:style-name="T131"><text:s/>beltDpi: bit, beltDpiAlerted: bit, gloveDpi: bit, gloveDpiAlerted: bit, showDpi: bit, showDpiAlerted: bit, ropeDpi: bit, alarmTime: int, disableTime: int, noMoveTime: int, advRate: int, scanningRate: int, powerLevel: int, isExit: bit }</text:span></text:p>
      <text:p text:style-name="Textbody"><text:span text:style-name="T132">event</text:span><text:span text:style-name="T133">: { id: int, d</text:span><text:span text:style-name="T134">escription: varchar, iconName: varchar }</text:span></text:p>
      <text:p text:style-name="Textbody"><text:span text:style-name="T135">history</text:span><text:span text:style-name="T136">: { id: int, time: datetime, tagxPos: int, tagyPos: int }</text:span></text:p>
      <text:p text:style-name="Textbody"><text:span text:style-name="T137">rtls</text:span><text:span text:style-name="T138">: {id: int, packets: int, timeLe: datetime, scanningRate: int, intervalBeaconValid: int}</text:span></text:p>
      <text:p text:style-name="Textbody"><text:span text:style-name="T139">wifi</text:span><text:span text:style-name="T140">: {id: int, ip: varchar, macServerRtls: varchar, udpPort: int}</text:span></text:p>
      <text:p text:style-name="Textbody"><text:span text:style-name="T141">userHasLocation</text:span><text:span text:style-name="T142">: { userId: int, location: id }</text:span></text:p>
      <text:p text:style-name="Textbody"><text:span text:style-name="T143">anchorEvent</text:span><text:span text:style-name="T144">: { anchorId: int,</text:span><text:span text:style-name="T145"><text:s/>eventId</text:span><text:span text:style-name="T146">: int }</text:span></text:p>
      <text:p text:style-name="Textbody"><text:span text:style-name="T147">tagEvent</text:span><text:span text:style-name="T148">: { tagId: int, eventId: int 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FreeSerif" svg:font-family="Free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widows="0" fo:orphans="0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fo:widows="0" fo:orphans="0"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fo:widows="0" fo:orphans="0"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testazione" style:display-name="Intestazione" style:family="paragraph" style:parent-style-name="Standard">
      <style:paragraph-properties fo:widows="0" fo:orphans="0"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ièdipagina" style:display-name="Piè di pagina" style:family="paragraph" style:parent-style-name="Normale">
      <style:paragraph-properties fo:widows="0" fo:orphans="0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402in"/>
      </style:header-style>
      <style:footer-style>
        <style:header-footer-properties style:dynamic-spacing="true" fo:min-height="0in"/>
      </style:footer-style>
    </style:page-layout>
    <style:style style:name="P2" style:parent-style-name="Intestazione" style:family="paragraph">
      <style:paragraph-properties>
        <style:tab-stops>
          <style:tab-stop style:type="center" style:position="3.3465in"/>
          <style:tab-stop style:type="right" style:position="7.2513in"/>
        </style:tab-stops>
      </style:paragraph-properties>
    </style:style>
  </office:automatic-styles>
  <office:master-styles>
    <style:master-page style:name="MP0" style:page-layout-name="PL0">
      <style:header>
        <text:p text:style-name="P2">Developer: Daniel Surpanu<text:tab/><text:tab/><text:s text:c="10"/>Date:08/01/201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aniel Surpanu</meta:initial-creator>
    <dc:creator>Daniel Surpanu</dc:creator>
    <meta:creation-date>2019-01-09T04:12:00Z</meta:creation-date>
    <dc:date>2019-01-15T17:10:00Z</dc:date>
    <meta:print-date>2019-01-15T17:08:00Z</meta:print-date>
    <meta:template xlink:href="Normal" xlink:type="simple"/>
    <meta:editing-cycles>8</meta:editing-cycles>
    <meta:editing-duration>PT5100S</meta:editing-duration>
    <meta:document-statistic meta:page-count="1" meta:paragraph-count="7" meta:word-count="540" meta:character-count="3617" meta:row-count="25" meta:non-whitespace-character-count="3084"/>
  </office:meta>
</office:document-meta>
</file>